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Ubuntu Mono" svg:font-family="'Ubuntu Mono'" style:font-pitch="fixed"/>
    <style:font-face style:name="Avenir Next1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venir Next1" officeooo:rsid="000a2ac0" officeooo:paragraph-rsid="000a2ac0"/>
    </style:style>
    <style:style style:name="P2" style:family="paragraph" style:parent-style-name="Standard">
      <style:text-properties officeooo:rsid="000a2ac0" officeooo:paragraph-rsid="000a2ac0"/>
    </style:style>
    <style:style style:name="P3" style:family="paragraph" style:parent-style-name="Standard" style:list-style-name="L1">
      <style:text-properties officeooo:rsid="000fdd73" officeooo:paragraph-rsid="000fdd73"/>
    </style:style>
    <style:style style:name="P4" style:family="paragraph" style:parent-style-name="Standard" style:list-style-name="L1">
      <style:text-properties officeooo:rsid="000a2ac0" officeooo:paragraph-rsid="000a2ac0"/>
    </style:style>
    <style:style style:name="P5" style:family="paragraph" style:parent-style-name="Standard" style:list-style-name="L1">
      <style:text-properties fo:font-size="10.5pt" officeooo:rsid="000a85dd" officeooo:paragraph-rsid="000a85dd" style:font-size-asian="10.5pt" style:font-size-complex="10.5pt"/>
    </style:style>
    <style:style style:name="P6" style:family="paragraph" style:parent-style-name="Standard" style:list-style-name="L1">
      <style:text-properties officeooo:rsid="000df8bb" officeooo:paragraph-rsid="000df8bb"/>
    </style:style>
    <style:style style:name="P7" style:family="paragraph" style:parent-style-name="Standard" style:list-style-name="L1">
      <style:text-properties officeooo:rsid="000fcc65" officeooo:paragraph-rsid="000fcc65"/>
    </style:style>
    <style:style style:name="P8" style:family="paragraph" style:parent-style-name="Standard" style:list-style-name="L1">
      <style:text-properties officeooo:rsid="000bdece" officeooo:paragraph-rsid="000bdece"/>
    </style:style>
    <style:style style:name="P9" style:family="paragraph" style:parent-style-name="Standard" style:list-style-name="L1">
      <style:text-properties style:font-name="Ubuntu Mono" fo:font-size="10.5pt" officeooo:rsid="000bdece" officeooo:paragraph-rsid="000bdece" style:font-size-asian="10.5pt" style:font-size-complex="10.5pt"/>
    </style:style>
    <style:style style:name="P10" style:family="paragraph" style:parent-style-name="Standard">
      <style:text-properties officeooo:rsid="0012b1e6" officeooo:paragraph-rsid="0012b1e6"/>
    </style:style>
    <style:style style:name="T1" style:family="text">
      <style:text-properties style:font-name="Avenir Next Demi Bold"/>
    </style:style>
    <style:style style:name="T2" style:family="text">
      <style:text-properties style:font-name="Avenir Next Ultra Light"/>
    </style:style>
    <style:style style:name="T3" style:family="text">
      <style:text-properties style:font-name="Ubuntu Mono"/>
    </style:style>
    <style:style style:name="T4" style:family="text">
      <style:text-properties style:font-name="Ubuntu Mono" officeooo:rsid="000fcc65"/>
    </style:style>
    <style:style style:name="T5" style:family="text">
      <style:text-properties style:font-name="Ubuntu Mono" officeooo:rsid="00102012"/>
    </style:style>
    <style:style style:name="T6" style:family="text">
      <style:text-properties officeooo:rsid="000bde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z</text:p>
      <text:p text:style-name="P2"/>
      <text:list xml:id="list7007153577456717869" text:style-name="L1">
        <text:list-item>
          <text:p text:style-name="P3">Makeup, lab01</text:p>
        </text:list-item>
        <text:list-item>
          <text:p text:style-name="P4">Feedback, lab0<text:span text:style-name="T6">2</text:span></text:p>
        </text:list-item>
        <text:list-item>
          <text:p text:style-name="P4">Preparation, lab0<text:span text:style-name="T6">3</text:span></text:p>
          <text:list>
            <text:list-header>
              <text:p text:style-name="P5"><text:span text:style-name="T3">/class/cs101/</text:span><text:span text:style-name="T4">grading/OH/source/lab03</text:span></text:p>
            </text:list-header>
          </text:list>
        </text:list-item>
        <text:list-item>
          <text:p text:style-name="P6">CA recruitment progress</text:p>
        </text:list-item>
        <text:list-item>
          <text:p text:style-name="P3">Grade uploading</text:p>
        </text:list-item>
        <text:list-item>
          <text:p text:style-name="P7">Scheduling office hours</text:p>
        </text:list-item>
        <text:list-item>
          <text:p text:style-name="P8">Student email:</text:p>
          <text:list>
            <text:list-header>
              <text:p text:style-name="P9">Hello, I’m XXX, an undeclared freshman here at UIUC. Today I attempted to do my Lab01. I use the word attempted, because this was my first time coding and I was really unsure what I was doing. I would ask for help, but I don’t believe my concerns were interpreted correctly. Is there anything I can download to help me not fall behind. Also any info on what the lab was trying to make me do would help. It didn’t seem to connect and a lot of technical difficulties occured. When I asked for help, the difficulties continued. Thank you for reading this. Any help would be appreciated, I REALLY want to succeed in this class but I already feel like I’ve messed up.</text:p>
            </text:list-header>
            <text:list-item>
              <text:p text:style-name="P6">How do we help student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Ubuntu Mono" svg:font-family="'Ubuntu Mono'" style:font-pitch="fixed"/>
    <style:font-face style:name="Avenir Next1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venir Next" fo:font-family="'Avenir Next'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venir Next1" officeooo:rsid="000a2ac0" officeooo:paragraph-rsid="000a2ac0"/>
    </style:style>
    <style:style style:name="MT1" style:family="text">
      <style:text-properties style:font-name="Avenir Next Demi Bold"/>
    </style:style>
    <style:style style:name="MT2" style:family="text">
      <style:text-properties style:font-name="Avenir Next Ultra Ligh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TA Meet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6:18:43.624563279</meta:creation-date>
    <dc:date>2016-09-02T11:47:03.483597983</dc:date>
    <meta:editing-duration>PT4H15M47S</meta:editing-duration>
    <meta:editing-cycles>8</meta:editing-cycles>
    <meta:generator>LibreOffice/5.1.5.2$Linux_X86_64 LibreOffice_project/10m0$Build-2</meta:generator>
    <meta:print-date>2016-08-23T16:40:14.178229296</meta:print-date>
    <meta:document-statistic meta:table-count="0" meta:image-count="0" meta:object-count="0" meta:page-count="1" meta:paragraph-count="12" meta:word-count="158" meta:character-count="877" meta:non-whitespace-character-count="738"/>
  </office:meta>
</office:document-meta>
</file>